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tion 2 <text:s text:c="4"/>: 0x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vice ID <text:s text:c="3"/>: 0x0446 (STM32F302xD(E)/F303xD(E)/F398x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RAM <text:s text:c="7"/>: 64KiB <text:s/>(6144b reserved by bootload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Flash <text:s text:c="5"/>: 512KiB (size first sector: 2x204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Option RAM : 16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System RAM : 8K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 to mem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asing mem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ote address 0x08016204 (100.00%) Don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etting device... don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--- Available filters and text transformations: colorize, debug, default, direct, hexlify, log2file, nocontrol, printable, send_on_enter, 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 More details at http://bit.ly/pio-monitor-fil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 forcing RTS 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 Miniterm on /dev/ttyUSB0 <text:s/>115200,8,N,1 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 Quit: Ctrl+C | Menu: Ctrl+T | Help: Ctrl+T followed by Ctrl+H 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art, connect V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boots: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t Cause:SOFTWARE_R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i not connec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FM69 not connec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4 DeInit'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C DMA buffs: 18000 by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ct</text:p>
          </table:table-cell>
          <table:table-cell/>
          <table:table-cell office:value-type="string" calcext:value-type="string">
            <text:p>with ct</text:p>
          </table:table-cell>
          <table:table-cell/>
          <table:table-cell office:value-type="string" calcext:value-type="string">
            <text:p>no ct</text:p>
          </table:table-cell>
          <table:table-cell/>
          <table:table-cell office:value-type="string" calcext:value-type="string">
            <text:p>with ct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81" calcext:value-type="float">
            <text:p>1981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9" calcext:value-type="float">
            <text:p>1999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4" calcext:value-type="float">
            <text:p>2004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3" calcext:value-type="float">
            <text:p>2003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1" calcext:value-type="float">
            <text:p>2001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8" calcext:value-type="float">
            <text:p>1998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7" calcext:value-type="float">
            <text:p>1997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7" calcext:value-type="float">
            <text:p>1997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7" calcext:value-type="float">
            <text:p>1997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7" calcext:value-type="float">
            <text:p>1997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2" calcext:value-type="float">
            <text:p>1992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1" calcext:value-type="float">
            <text:p>2001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4" calcext:value-type="float">
            <text:p>2004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2001" calcext:value-type="float">
            <text:p>2001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8" calcext:value-type="float">
            <text:p>1998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7" calcext:value-type="float">
            <text:p>1997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7" calcext:value-type="float">
            <text:p>1997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7" calcext:value-type="float">
            <text:p>1997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9" calcext:value-type="float">
            <text:p>1999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7" calcext:value-type="float">
            <text:p>1997</text:p>
          </table:table-cell>
          <table:table-cell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7" calcext:value-type="float">
            <text:p>1997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7" calcext:value-type="float">
            <text:p>1997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7" calcext:value-type="float">
            <text:p>1997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3" calcext:value-type="float">
            <text:p>1993</text:p>
          </table:table-cell>
        </table:table-row>
        <table:table-row table:style-name="ro1">
          <table:table-cell table:style-name="ce1" office:value-type="string" calcext:value-type="string">
            <text:p>no ct</text:p>
          </table:table-cell>
          <table:table-cell table:style-name="ce1"/>
          <table:table-cell table:style-name="ce1" office:value-type="string" calcext:value-type="string">
            <text:p>with ct</text:p>
          </table:table-cell>
          <table:table-cell table:style-name="ce1"/>
          <table:table-cell table:style-name="ce1" office:value-type="string" calcext:value-type="string">
            <text:p>no ct</text:p>
          </table:table-cell>
          <table:table-cell table:style-name="ce1"/>
          <table:table-cell table:style-name="ce1" office:value-type="string" calcext:value-type="string">
            <text:p>with ct</text:p>
          </table:table-cell>
        </table:table-row>
        <table:table-row table:style-name="ro1">
          <table:table-cell table:style-name="ce1" table:formula="of:=MAX([.A29:.A528])-MIN([.A29:.A528])" office:value-type="float" office:value="3" calcext:value-type="float">
            <text:p>3</text:p>
          </table:table-cell>
          <table:table-cell table:style-name="ce1"/>
          <table:table-cell table:style-name="ce1" table:formula="of:=MAX([.C29:.C528])-MIN([.C29:.C528])" office:value-type="float" office:value="6" calcext:value-type="float">
            <text:p>6</text:p>
          </table:table-cell>
          <table:table-cell table:style-name="ce1"/>
          <table:table-cell table:style-name="ce1" table:formula="of:=MAX([.E29:.E528])-MIN([.E29:.E528])" office:value-type="float" office:value="22" calcext:value-type="float">
            <text:p>22</text:p>
          </table:table-cell>
          <table:table-cell table:style-name="ce1"/>
          <table:table-cell table:style-name="ce1" table:formula="of:=MAX([.G29:.G528])-MIN([.G29:.G528])"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8:04:40.075159811</meta:creation-date>
    <dc:date>2020-09-30T18:38:41.662005842</dc:date>
    <meta:editing-duration>PT13M40S</meta:editing-duration>
    <meta:editing-cycles>2</meta:editing-cycles>
    <meta:generator>LibreOffice/6.4.5.2$Linux_X86_64 LibreOffice_project/40$Build-2</meta:generator>
    <meta:document-statistic meta:table-count="1" meta:cell-count="2034" meta:object-count="0"/>
  </office:meta>
</office:document-meta>
</file>